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loye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Category( EmployeeCategory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Depart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Location( Employee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Department( String depart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pre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ployee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Kind( EmployeeKind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